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e04a" officeooo:paragraph-rsid="0018e04a"/>
    </style:style>
    <style:style style:name="P2" style:family="paragraph" style:parent-style-name="Standard">
      <style:text-properties officeooo:rsid="0018e04a" officeooo:paragraph-rsid="00194b8e"/>
    </style:style>
    <style:style style:name="P3" style:family="paragraph" style:parent-style-name="Standard">
      <style:text-properties officeooo:paragraph-rsid="0018e04a"/>
    </style:style>
    <style:style style:name="P4" style:family="paragraph" style:parent-style-name="Standard">
      <style:paragraph-properties fo:text-align="center" style:justify-single-word="false"/>
      <style:text-properties fo:color="#800000" fo:font-size="18pt" officeooo:rsid="0018e04a" officeooo:paragraph-rsid="0018e04a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color="#800000" fo:font-size="18pt" officeooo:rsid="001ae243" officeooo:paragraph-rsid="001ae243" style:font-size-asian="18pt" style:font-size-complex="18pt"/>
    </style:style>
    <style:style style:name="P6" style:family="paragraph" style:parent-style-name="Standard">
      <style:text-properties officeooo:paragraph-rsid="00194b8e"/>
    </style:style>
    <style:style style:name="P7" style:family="paragraph" style:parent-style-name="Standard">
      <style:text-properties officeooo:rsid="001a77a7" officeooo:paragraph-rsid="001a77a7"/>
    </style:style>
    <style:style style:name="P8" style:family="paragraph" style:parent-style-name="Standard">
      <style:text-properties officeooo:paragraph-rsid="001ae243"/>
    </style:style>
    <style:style style:name="P9" style:family="paragraph" style:parent-style-name="Standard">
      <style:text-properties officeooo:rsid="001ae243" officeooo:paragraph-rsid="001ae243"/>
    </style:style>
    <style:style style:name="P10" style:family="paragraph" style:parent-style-name="Standard">
      <style:text-properties officeooo:rsid="001afd2d" officeooo:paragraph-rsid="001afd2d"/>
    </style:style>
    <style:style style:name="P11" style:family="paragraph" style:parent-style-name="Standard">
      <style:text-properties officeooo:rsid="001c9282" officeooo:paragraph-rsid="001c9282"/>
    </style:style>
    <style:style style:name="T1" style:family="text">
      <style:text-properties officeooo:rsid="0018e04a"/>
    </style:style>
    <style:style style:name="T2" style:family="text">
      <style:text-properties officeooo:rsid="001ae243"/>
    </style:style>
    <style:style style:name="T3" style:family="text">
      <style:text-properties officeooo:rsid="001afd2d"/>
    </style:style>
    <style:style style:name="T4" style:family="text">
      <style:text-properties officeooo:rsid="001c9282"/>
    </style:style>
    <style:style style:name="T5" style:family="text">
      <style:text-properties officeooo:rsid="001d38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ikungunya</text:p>
      <text:p text:style-name="P1"/>
      <text:p text:style-name="P2"><text:span text:style-name="T3">transmission</text:span> :</text:p>
      <text:p text:style-name="P2"><text:s/>maladie virale transmise par les moustiques.</text:p>
      <text:p text:style-name="P2">Le chikungunya a été identifié dans une quarantaine de pays d’Asie, d’Afrique, d’Europe, mais aussi des Amériques.</text:p>
      <text:p text:style-name="P3"/>
      <text:p text:style-name="P7">Prévention :</text:p>
      <text:p text:style-name="P9">traitement des zones à risque avec des insecticide et traitement des eaux pour tuer les larve. Application de répulsif à moustique sur les parti du corps exposé et moustiquaire.</text:p>
      <text:p text:style-name="P3"/>
      <text:p text:style-name="P6"><text:span text:style-name="T5">Symptôme : </text:span></text:p>
      <text:p text:style-name="P7">déclaration sous 4 a 8 jours.</text:p>
      <text:p text:style-name="P6">Elle provoque de la fièvre et des arthralgies (douleurs articulaires) sévères. Les autres symptômes sont myalgies<text:span text:style-name="T1">(douleur musculaire)</text:span>, céphalées<text:span text:style-name="T1">(mal de tête)</text:span>, nausée, fatigue et éruption.</text:p>
      <text:p text:style-name="P1"/>
      <text:p text:style-name="P2">Traitement : </text:p>
      <text:p text:style-name="P2">pas de <text:span text:style-name="T5">remède</text:span> seulement des traitement <text:span text:style-name="T5">palliatif.</text:span></text:p>
      <text:p text:style-name="P2">au moyen d’antipyrétiques, d’analgésiques et d’un apport optimal de liquides.</text:p>
      <text:p text:style-name="P8"/>
      <text:p text:style-name="P8"><text:span text:style-name="T2">Gravité : </text:span></text:p>
      <text:p text:style-name="P8"><text:span text:style-name="T1">Pas mortel. Durée quelque jours à quelque semaine. </text:span></text:p>
      <text:p text:style-name="P8"/>
      <text:p text:style-name="P8"/>
      <text:p text:style-name="P5">Sida</text:p>
      <text:p text:style-name="P9">Tra<text:span text:style-name="T3">n</text:span>s<text:span text:style-name="T3">m</text:span>i<text:span text:style-name="T3">ss</text:span>ion :</text:p>
      <text:p text:style-name="P9">Le VIH se transmet à l’occasion de rapports sexuels non protégés, d’une transfusion de sang contaminé ou de l’échange de seringues contaminées. Il se transmet aussi de la mère à l’enfant pendant la grossesse, l’accouchement ou l’allaitement au sein. </text:p>
      <text:p text:style-name="P9"/>
      <text:p text:style-name="P9">Prévention :</text:p>
      <text:p text:style-name="P11">Rapport protéger, évité le contact avec le sang direct et évité d'utiliser <text:span text:style-name="T5">seringue</text:span> ou autre </text:p>
      <text:p text:style-name="P9"/>
      <text:p text:style-name="P9"/>
      <text:p text:style-name="P9">Symptôme :</text:p>
      <text:p text:style-name="P9">Cour terme sans <text:span text:style-name="T5">symptôme</text:span>, long terme <text:span text:style-name="T3">(15 - 10)</text:span> <text:span text:style-name="T5">affaiblissement</text:span> <text:span text:style-name="T5">immunitaire</text:span> donc vulnérabilité au maladie opportuniste.</text:p>
      <text:p text:style-name="P9"/>
      <text:p text:style-name="P9">Traitement :</text:p>
      <text:p text:style-name="P9">Les antirétroviraux permettent de ralentir son évolution.</text:p>
      <text:p text:style-name="P9"/>
      <text:p text:style-name="P9">Gravité :</text:p>
      <text:p text:style-name="P10">Mortel par immunodéficience.</text:p>
      <text:p text:style-name="P9"/>
      <text:p text:style-name="P9">Cas :</text:p>
      <text:p text:style-name="P11">en <text:span text:style-name="T5">France.</text:span></text:p>
      <text:p text:style-name="P9"><text:span text:style-name="T4">6</text:span>500 contaminations annuelles.</text:p>
      <text:p text:style-name="P11">35140 mo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19:59:59.376818655</meta:creation-date>
    <dc:date>2014-12-04T23:01:00.142440431</dc:date>
    <meta:editing-duration>PT44M48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29" meta:word-count="218" meta:character-count="1463" meta:non-whitespace-character-count="1267"/>
  </office:meta>
</office:document-meta>
</file>